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 style:list-style-name="L1">
      <style:text-properties fo:language="pl" fo:country="PL"/>
    </style:style>
    <style:style style:name="P3" style:family="paragraph" style:parent-style-name="Standard" style:list-style-name="L2">
      <style:text-properties fo:language="pl" fo:country="PL"/>
    </style:style>
    <style:style style:name="P4" style:family="paragraph" style:parent-style-name="Standard" style:list-style-name="L3">
      <style:text-properties fo:language="pl" fo:country="PL"/>
    </style:style>
    <style:style style:name="P5" style:family="paragraph" style:parent-style-name="Standard" style:list-style-name="L4">
      <style:text-properties fo:language="pl" fo:country="PL"/>
    </style:style>
    <style:style style:name="P6" style:family="paragraph" style:parent-style-name="Standard" style:list-style-name="L5">
      <style:text-properties fo:language="pl" fo:country="PL"/>
    </style:style>
    <style:style style:name="P7" style:family="paragraph" style:parent-style-name="Standard">
      <style:text-properties fo:language="pl" fo:country="PL" fo:font-weight="bold" style:font-weight-asian="bold" style:font-weight-complex="bold"/>
    </style:style>
    <style:style style:name="P8" style:family="paragraph" style:parent-style-name="Standard" style:list-style-name="L4">
      <style:paragraph-properties fo:margin-left="0.5in" fo:margin-right="0in" fo:text-indent="-0.2457in" style:auto-text-indent="false">
        <style:tab-stops/>
      </style:paragraph-properties>
      <style:text-properties fo:language="pl" fo:country="PL"/>
    </style:style>
    <style:style style:name="T1" style:family="text">
      <style:text-properties fo:language="pl" fo:country="P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y Rozproszone</text:p>
      <text:p text:style-name="P1"/>
      <text:p text:style-name="P7">Projekt: Atomowy Opad</text:p>
      <text:p text:style-name="P7"/>
      <text:p text:style-name="P1">Typ: Gra MMORPG</text:p>
      <text:p text:style-name="P1"/>
      <text:p text:style-name="P1">Interfejs użytkownika: TEKSTOWY</text:p>
      <text:p text:style-name="P1"/>
      <text:p text:style-name="P1">Architekture: Scentralizowana, serwer SMP</text:p>
      <text:p text:style-name="P1"/>
      <text:p text:style-name="P1">Protokół: TELNET</text:p>
      <text:p text:style-name="P1"/>
      <text:p text:style-name="P1">Opis gry:</text:p>
      <text:p text:style-name="P1"/>
      <text:p text:style-name="P1">Postać gracza przebywa w postatomowej rzeczywistości, gdzie walczy o przetrwanie.</text:p>
      <text:p text:style-name="P1"/>
      <text:p text:style-name="P1">Walka ta polega na zabijaniu i oszukiwaniu postaci innych graczy, a także (opcjonalnie, jeśli to zaimplementujemy) zabijaniu potworów. </text:p>
      <text:p text:style-name="P1"/>
      <text:p text:style-name="P1">Narzędzia zabijania dzielą się na 2 kategorie, kategoria 1 obejmuje:</text:p>
      <text:list xml:id="list131629446" text:style-name="L1">
        <text:list-item>
          <text:p text:style-name="P2">nóż</text:p>
        </text:list-item>
        <text:list-item>
          <text:p text:style-name="P2">maczetę</text:p>
        </text:list-item>
        <text:list-item>
          <text:p text:style-name="P2">miecz</text:p>
        </text:list-item>
      </text:list>
      <text:p text:style-name="P1">Kategoria 2 obejmuje:</text:p>
      <text:list xml:id="list1617470785" text:style-name="L2">
        <text:list-item>
          <text:p text:style-name="P3">gazrurkę</text:p>
        </text:list-item>
        <text:list-item>
          <text:p text:style-name="P3">siekierę</text:p>
        </text:list-item>
        <text:list-item>
          <text:p text:style-name="P3">topór bojowy</text:p>
        </text:list-item>
      </text:list>
      <text:p text:style-name="P1">W grze występują też przedmioty legendarne:</text:p>
      <text:list xml:id="list292135422" text:style-name="L3">
        <text:list-item>
          <text:p text:style-name="P4">kanister benzyny (pozwala uruchomić samochód)</text:p>
        </text:list-item>
        <text:list-item>
          <text:p text:style-name="P4">coca cola (przywraca 3 HP oraz cofa efekt 1 mutacji)</text:p>
        </text:list-item>
        <text:list-item>
          <text:p text:style-name="P4">bomba atomowa (pozwala zabić wszystkich)</text:p>
        </text:list-item>
      </text:list>
      <text:p text:style-name="P1"/>
      <text:p text:style-name="P1">W grze występują następujące 3 zasady:</text:p>
      <text:list xml:id="list1791707972" text:style-name="L4">
        <text:list-item>
          <text:p text:style-name="P5">Full PvP, co znaczy, że każdą postać można zaatakować i zabić</text:p>
        </text:list-item>
        <text:list-item>
          <text:p text:style-name="P5">No respawn, co znaczy, że kto umarł, ten nie żyje</text:p>
        </text:list-item>
        <text:list-item>
          <text:p text:style-name="P8">Zasada Grozy, co znaczy, że każdy wróg wygląda strasznie (słabi wyglądają tak samo jak silni, nie widzisz jaki kto ma level, więc nie możesz „strategicznie” atakować samych noobów)</text:p>
        </text:list-item>
      </text:list>
      <text:p text:style-name="P1"/>
      <text:p text:style-name="P1">Interfejs użytkownika opiera się na następujących założeniach:</text:p>
      <text:list xml:id="list1120011067" text:style-name="L5">
        <text:list-item>
          <text:p text:style-name="P6">Roguelike, co znaczy, że świat gry jest ukazany jak w grze „rogue” (http://pl.wikipedia.org/wiki/Roguelike)</text:p>
        </text:list-item>
        <text:list-item>
          <text:p text:style-name="P6">Przyjazność użytkownikowi, co znaczy, że – w odróżnieniu od większości gier roguelike – domyślnie wyświetlają się podpowiedzi do klawiszy i ogólna informacja o stanie gry.</text:p>
        </text:list-item>
        <text:list-item>
          <text:p text:style-name="P6">Ogólność, co znaczy, że grę można grać na każdym kliencie TELNET obsługującym UNICODE.</text:p>
        </text:list-item>
      </text:list>
      <text:p text:style-name="P1"/>
      <text:p text:style-name="P1">Artur Jutrzenka-Trzebiatowski</text:p>
      <text:p text:style-name="P1">Maciej Kamiń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028in" fo:margin-right="0.783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2T10:38:29</meta:creation-date>
    <dc:date>2009-03-12T11:11:24</dc:date>
    <meta:editing-duration>PT00H16M25S</meta:editing-duration>
    <meta:editing-cycles>2</meta:editing-cycles>
    <meta:generator>OpenOffice.org/3.0$Unix OpenOffice.org_project/300m21$Build-9319</meta:generator>
    <meta:document-statistic meta:table-count="0" meta:image-count="0" meta:object-count="0" meta:page-count="1" meta:paragraph-count="31" meta:word-count="227" meta:character-count="1493"/>
    <meta:user-defined meta:name="Info 1"/>
    <meta:user-defined meta:name="Info 2"/>
    <meta:user-defined meta:name="Info 3"/>
    <meta:user-defined meta:name="Info 4"/>
  </office:meta>
</office:document-meta>
</file>